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text-underline-style="none" fo:font-weight="normal" officeooo:rsid="000dc6f3" officeooo:paragraph-rsid="00037b25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style:text-underline-style="none" fo:font-weight="normal" officeooo:rsid="000f7a09" officeooo:paragraph-rsid="00037b25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style:text-underline-style="none" fo:font-weight="normal" officeooo:rsid="00037b25" officeooo:paragraph-rsid="00037b25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0f7a09" officeooo:paragraph-rsid="00037b25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7a6b" officeooo:paragraph-rsid="00037b2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Times New Roman" fo:font-size="12pt" fo:letter-spacing="normal" fo:font-style="normal" style:text-underline-style="none" fo:font-weight="normal" officeooo:paragraph-rsid="00037b2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07a6b" officeooo:paragraph-rsid="00037b25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text-underline-style="none" fo:font-weight="normal" officeooo:rsid="00107a6b" officeooo:paragraph-rsid="00037b2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037b25"/>
    </style:style>
    <style:style style:name="P10" style:family="paragraph" style:parent-style-name="Standard">
      <style:paragraph-properties fo:margin-left="1.245cm" fo:margin-right="0cm" fo:text-indent="0cm" style:auto-text-indent="false"/>
      <style:text-properties officeooo:rsid="000dc6f3" officeooo:paragraph-rsid="00037b25"/>
    </style:style>
    <style:style style:name="P11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style:text-underline-style="none" fo:font-weight="normal" officeooo:rsid="000dc6f3" officeooo:paragraph-rsid="00037b25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style:text-underline-style="none" fo:font-weight="normal" officeooo:rsid="00101f86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style:text-underline-style="none" fo:font-weight="normal" officeooo:rsid="00107a6b" style:font-size-asian="12pt" style:font-weight-asian="normal" style:font-size-complex="12pt" style:font-weight-complex="normal"/>
    </style:style>
    <style:style style:name="T4" style:family="text">
      <style:text-properties officeooo:rsid="00101f86"/>
    </style:style>
    <style:style style:name="T5" style:family="text">
      <style:text-properties officeooo:rsid="001b582b"/>
    </style:style>
    <style:style style:name="T6" style:family="text">
      <style:text-properties style:text-position="super 58%"/>
    </style:style>
    <style:style style:name="T7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 fo:padding="0cm" fo:border="none"/>
    </style:style>
    <style:style style:name="T9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7a6b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7a6b" style:font-size-asian="12pt" style:font-weight-asian="normal" style:font-size-complex="12pt" style:font-weight-complex="normal" fo:padding="0cm" fo:border="none"/>
    </style:style>
    <style:style style:name="T11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a3b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333333" style:font-name="Times New Roman" fo:font-size="12pt" fo:letter-spacing="normal" fo:font-style="normal" style:text-underline-style="none" fo:font-weight="bold" style:font-size-asian="12pt" style:font-weight-asian="bold" style:font-size-complex="12pt" style:font-weight-complex="bold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clusions</text:p>
      <text:p text:style-name="P3">Recommendations</text:p>
      <text:p text:style-name="P3">Summary</text:p>
      <text:p text:style-name="P3"/>
      <text:p text:style-name="P3"/>
      <text:p text:style-name="P1"/>
      <text:p text:style-name="P1"/>
      <text:p text:style-name="P1">20 References</text:p>
      <text:p text:style-name="P1"/>
      <text:p text:style-name="P1"/>
      <text:p text:style-name="P4"><text:span text:style-name="T1">9.0<text:tab/>(openLayers) </text:span><text:a xlink:type="simple" xlink:href="http://openlayers.org/" text:style-name="Internet_20_link" text:visited-style-name="Visited_20_Internet_20_Link">http://openlayers.org/</text:a></text:p>
      <text:p text:style-name="P2"><text:tab/>Accessed from January – December 2015</text:p>
      <text:p text:style-name="P2"/>
      <text:p text:style-name="P4"><text:span text:style-name="T1">9.</text:span><text:span text:style-name="T2">1</text:span><text:span text:style-name="T1"> <text:tab/>(leaflet) </text:span><text:a xlink:type="simple" xlink:href="http://leafletjs.com/" text:style-name="Internet_20_link" text:visited-style-name="Visited_20_Internet_20_Link">http://leafletjs.com/</text:a></text:p>
      <text:p text:style-name="P2"><text:tab/>Accessed from January – December 2015</text:p>
      <text:p text:style-name="P1"/>
      <text:p text:style-name="P4"><text:span text:style-name="T1">9.</text:span><text:span text:style-name="T2">2</text:span><text:span text:style-name="T1"> <text:tab/>(Mapbox) </text:span><text:a xlink:type="simple" xlink:href="http://www.mapbox.com/" text:style-name="Internet_20_link" text:visited-style-name="Visited_20_Internet_20_Link">http://www.mapbox.com</text:a></text:p>
      <text:p text:style-name="P2"><text:tab/>Accessed from January – December 2015</text:p>
      <text:p text:style-name="P2"/>
      <text:p text:style-name="P4"><text:span text:style-name="T1">9.</text:span><text:span text:style-name="T2">3</text:span><text:span text:style-name="T1"><text:tab/>(Esri)</text:span><text:a xlink:type="simple" xlink:href="http://esri.github.io/esri-leaflet/" text:style-name="Internet_20_link" text:visited-style-name="Visited_20_Internet_20_Link">http://esri.github.io/esri-leaflet/</text:a></text:p>
      <text:p text:style-name="P2"><text:tab/>Accessed from January – December 2015</text:p>
      <text:p text:style-name="P2"/>
      <text:p text:style-name="P4"><text:span text:style-name="T1">9.</text:span><text:span text:style-name="T2">4</text:span><text:span text:style-name="T1"> <text:tab/>(maptime boston) </text:span><text:a xlink:type="simple" xlink:href="http://maptimeboston.github.io/leaflet-intro/" text:style-name="Internet_20_link" text:visited-style-name="Visited_20_Internet_20_Link">http://maptimeboston.github.io/leaflet-intro/</text:a></text:p>
      <text:p text:style-name="P2"><text:tab/>accessed September-<text:tab/>December 2015</text:p>
      <text:p text:style-name="P2"/>
      <text:p text:style-name="P2">9.<text:span text:style-name="T4">5</text:span> <text:tab/>(Andy Moloney)</text:p>
      <text:p text:style-name="P4"><text:span text:style-name="T1"><text:tab/></text:span><text:a xlink:type="simple" xlink:href="http://asmaloney.com/2014/01/code/creating-an-interactive-map-with-leaflet-and-openstreetmap/" text:style-name="Internet_20_link" text:visited-style-name="Visited_20_Internet_20_Link">http://asmaloney.com/2014/01/code/creating-an-interactive-map-with-leaflet-and-openstreetmap/</text:a><text:span text:style-name="T1"> accessed September-December 2015</text:span></text:p>
      <text:p text:style-name="P2"/>
      <text:p text:style-name="P1"/>
      <text:p text:style-name="P1">10.1<text:tab/><text:span text:style-name="T5">(Ginny Sosky, Hubspot, 2014)</text:span></text:p>
      <text:p text:style-name="P10"><text:a xlink:type="simple" xlink:href="http://blog.hubspot.com/marketing/chartbeat-website-engagement-data-nj" text:style-name="Internet_20_link" text:visited-style-name="Visited_20_Internet_20_Link">http://blog.hubspot.com/marketing/chartbeat-website-engagement-data-nj</text:a><text:span text:style-name="T1"> </text:span></text:p>
      <text:p text:style-name="P11">accessed November 20<text:span text:style-name="T6">th</text:span> 2015</text:p>
      <text:p text:style-name="P11"/>
      <text:p text:style-name="P7"><text:span text:style-name="T1">10.2<text:tab/>(Wroblewski) </text:span><text:a xlink:type="simple" xlink:href="http://www.lukew.com/" text:style-name="Internet_20_link" text:visited-style-name="Visited_20_Internet_20_Link">www.lukew.com</text:a></text:p>
      <text:p text:style-name="P8"><text:tab/>accessed July 2015</text:p>
      <text:p text:style-name="P8"/>
      <text:p text:style-name="P9"><text:span text:style-name="T3">10.3<text:tab/>(Wroblewski 2) Mobile First, Luke Wroblewski, <text:s/></text:span><text:span text:style-name="T7">Ingram (2011),</text:span></text:p>
      <text:p text:style-name="P9"><text:span text:style-name="Strong_20_Emphasis"><text:span text:style-name="T8"><text:tab/>ISBN: </text:span></text:span><text:span text:style-name="T7">978-1-937557-02-7</text:span></text:p>
      <text:p text:style-name="P6"/>
      <text:p text:style-name="P9"><text:span text:style-name="T9">10.4<text:tab/></text:span><text:span text:style-name="T11">(Marcotte) Responsive Design, Ethan Marcotte, Jeremy Keith, Ingram (2014)</text:span><text:span text:style-name="T9">,</text:span></text:p>
      <text:p text:style-name="P9"><text:span text:style-name="Strong_20_Emphasis"><text:span text:style-name="T10"><text:tab/></text:span></text:span><text:span text:style-name="Strong_20_Emphasis"><text:span text:style-name="T12">ISBN:</text:span></text:span><text:span text:style-name="T7">978-1-<text:tab/>9375571-8-8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0S</meta:editing-duration>
    <meta:editing-cycles>3</meta:editing-cycles>
    <meta:generator>LibreOffice/4.4.6.3$Windows_x86 LibreOffice_project/e8938fd3328e95dcf59dd64e7facd2c7d67c704d</meta:generator>
    <dc:date>2016-01-02T18:09:07.938000000</dc:date>
    <meta:document-statistic meta:table-count="0" meta:image-count="0" meta:object-count="0" meta:page-count="1" meta:paragraph-count="25" meta:word-count="90" meta:character-count="974" meta:non-whitespace-character-count="890"/>
    <meta:user-defined meta:name="Info 1"/>
    <meta:user-defined meta:name="Info 2"/>
    <meta:user-defined meta:name="Info 3"/>
    <meta:user-defined meta:name="Info 4"/>
  </office:meta>
</office:document-meta>
</file>